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ca00" officeooo:paragraph-rsid="0017ca00"/>
    </style:style>
    <style:style style:name="P2" style:family="paragraph" style:parent-style-name="Title">
      <style:text-properties officeooo:rsid="0017ca00" officeooo:paragraph-rsid="0017c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instal github on ubuntu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4:06:45.391235998</meta:creation-date>
    <dc:date>2019-10-27T14:12:13.530280355</dc:date>
    <meta:editing-duration>PT5M29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6.0.7.3$Linux_X86_64 LibreOffice_project/00m0$Build-3</meta:generator>
  </office:meta>
</office:document-meta>
</file>